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Cas_5f_d_27_us" style:display-name="Cas_d'us" style:family="table" style:master-page-name="">
      <style:table-properties style:width="27.7cm" style:page-number="auto" table:align="margins"/>
    </style:style>
    <style:style style:name="Cas_5f_d_27_us.A" style:display-name="Cas_d'us.A" style:family="table-column">
      <style:table-column-properties style:column-width="5.697cm" style:rel-column-width="3231*"/>
    </style:style>
    <style:style style:name="Cas_5f_d_27_us.B" style:display-name="Cas_d'us.B" style:family="table-column">
      <style:table-column-properties style:column-width="22.003cm" style:rel-column-width="12477*"/>
    </style:style>
    <style:style style:name="Cas_5f_d_27_us.A1" style:display-name="Cas_d'u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as_5f_d_27_us.B1" style:display-name="Cas_d'u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as_5f_d_27_us.A2" style:display-name="Cas_d'u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as_5f_d_27_us.B2" style:display-name="Cas_d'u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8432e" officeooo:paragraph-rsid="001843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4dea" officeooo:paragraph-rsid="001d4d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Header">
      <style:paragraph-properties fo:text-align="center" style:justify-single-word="false"/>
      <style:text-properties fo:language="en" fo:country="US" fo:font-weight="bold" officeooo:rsid="0019d73f" officeooo:paragraph-rsid="0019d73f" style:font-weight-asian="bold" style:font-weight-complex="bold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8432e" officeooo:paragraph-rsid="001843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cc2d9" officeooo:paragraph-rsid="001cc2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4dea" officeooo:paragraph-rsid="001d4d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4dea" officeooo:paragraph-rsid="001d4d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033f" officeooo:paragraph-rsid="001803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033f" officeooo:paragraph-rsid="001803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loext:graphic-properties draw:fill="none"/>
      <style:paragraph-properties fo:margin-left="0.7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033f" officeooo:paragraph-rsid="001803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f4d0c" officeooo:paragraph-rsid="001f4d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06f7e" officeooo:paragraph-rsid="00206f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06f7e" officeooo:paragraph-rsid="00206f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 style:list-style-name="L3">
      <loext:graphic-properties draw:fill="none"/>
      <style:paragraph-properties fo:margin-left="1.799cm" fo:margin-right="0.101cm" fo:text-align="start" style:justify-single-word="false" fo:orphans="0" fo:widows="0" fo:text-indent="-0.6cm" style:auto-text-indent="false" fo:background-color="transparent" text:number-lines="false" text:line-number="0">
        <style:tab-stops>
          <style:tab-stop style:position="-0.081cm"/>
        </style:tab-stops>
      </style:paragraph-properties>
      <style:text-properties officeooo:paragraph-rsid="00206f7e"/>
    </style:style>
    <style:style style:name="T1" style:family="text">
      <style:text-properties officeooo:rsid="001f4d0c"/>
    </style:style>
    <style:style style:name="T2" style:family="text">
      <style:text-properties officeooo:rsid="00206f7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06f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officeooo:rsid="0023e6c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Cas_d'us" table:style-name="Cas_5f_d_27_us" table:template-name="Default Style">
        <table:table-column table:style-name="Cas_5f_d_27_us.A"/>
        <table:table-column table:style-name="Cas_5f_d_27_us.B"/>
        <table:table-header-rows>
          <table:table-row>
            <table:table-cell table:style-name="Cas_5f_d_27_us.A1" office:value-type="string">
              <text:p text:style-name="P1">Field</text:p>
            </table:table-cell>
            <table:table-cell table:style-name="Cas_5f_d_27_us.B1" office:value-type="string">
              <text:p text:style-name="P2">User vision</text:p>
            </table:table-cell>
          </table:table-row>
        </table:table-header-rows>
        <table:table-row>
          <table:table-cell table:style-name="Cas_5f_d_27_us.A2" office:value-type="string">
            <text:p text:style-name="P5">Description</text:p>
          </table:table-cell>
          <table:table-cell table:style-name="Cas_5f_d_27_us.B2" office:value-type="string">
            <text:p text:style-name="P6"><text:span text:style-name="T1">Use case in h</text:span>ow the human player is expected to move the vehicle during a race.</text:p>
          </table:table-cell>
        </table:table-row>
        <table:table-row>
          <table:table-cell table:style-name="Cas_5f_d_27_us.A2" office:value-type="string">
            <text:p text:style-name="P5">Main actor</text:p>
          </table:table-cell>
          <table:table-cell table:style-name="Cas_5f_d_27_us.B2" office:value-type="string">
            <text:p text:style-name="P7">Human player</text:p>
          </table:table-cell>
        </table:table-row>
        <table:table-row>
          <table:table-cell table:style-name="Cas_5f_d_27_us.A2" office:value-type="string">
            <text:p text:style-name="P5">Precondition</text:p>
          </table:table-cell>
          <table:table-cell table:style-name="Cas_5f_d_27_us.B2" office:value-type="string">
            <text:list text:style-name="L1">
              <text:list-item>
                <text:p text:style-name="P8">The actor has selected a character and vehicle.</text:p>
              </text:list-item>
              <text:list-item>
                <text:p text:style-name="P8">The race has started <text:span text:style-name="T2">and has not ended.</text:span></text:p>
              </text:list-item>
              <text:list-item>
                <text:p text:style-name="P8">The input method has been chosen.</text:p>
              </text:list-item>
              <text:list-item>
                <text:p text:style-name="P14">An interruption by an<text:span text:style-name="T3"> EventHandler </text:span>has called this method with the action as a parameter <text:span text:style-name="T5">because the player pressed a key or a button on an input device.</text:span></text:p>
              </text:list-item>
            </text:list>
          </table:table-cell>
        </table:table-row>
        <table:table-row>
          <table:table-cell table:style-name="Cas_5f_d_27_us.A2" office:value-type="string">
            <text:p text:style-name="P5">Main flow</text:p>
          </table:table-cell>
          <table:table-cell table:style-name="Cas_5f_d_27_us.B2" office:value-type="string">
            <text:list text:style-name="L2">
              <text:list-item>
                <text:p text:style-name="P15">Check whether the action is valid.</text:p>
              </text:list-item>
              <text:list-item>
                <text:p text:style-name="P9">yyy</text:p>
              </text:list-item>
              <text:list-item>
                <text:p text:style-name="P9"/>
              </text:list-item>
            </text:list>
          </table:table-cell>
        </table:table-row>
        <table:table-row>
          <table:table-cell table:style-name="Cas_5f_d_27_us.A2" office:value-type="string">
            <text:p text:style-name="P5">Alternative flows</text:p>
          </table:table-cell>
          <table:table-cell table:style-name="Cas_5f_d_27_us.B2" office:value-type="string">
            <text:p text:style-name="P11"><text:span text:style-name="T2">1</text:span>a. <text:span text:style-name="T2">The action is not valid or not described.</text:span></text:p>
            <text:list text:style-name="L3">
              <text:list-item>
                <text:p text:style-name="P16"><text:span text:style-name="T4">Abort the function.</text:span></text:p>
              </text:list-item>
            </text:list>
            <text:p text:style-name="P10"/>
          </table:table-cell>
        </table:table-row>
        <table:table-row>
          <table:table-cell table:style-name="Cas_5f_d_27_us.A2" office:value-type="string">
            <text:p text:style-name="P5">Postcondition</text:p>
          </table:table-cell>
          <table:table-cell table:style-name="Cas_5f_d_27_us.B2" office:value-type="string">
            <text:p text:style-name="P12">The input has been read and the player’s vehicle has moved accordingly.</text:p>
          </table:table-cell>
        </table:table-row>
        <table:table-row>
          <table:table-cell table:style-name="Cas_5f_d_27_us.A2" office:value-type="string">
            <text:p text:style-name="P5">Non-functional requirements</text:p>
          </table:table-cell>
          <table:table-cell table:style-name="Cas_5f_d_27_us.B2" office:value-type="string">
            <text:p text:style-name="P13"/>
          </table:table-cell>
        </table:table-row>
        <table:table-row>
          <table:table-cell table:style-name="Cas_5f_d_27_us.A2" office:value-type="string">
            <text:p text:style-name="P5">Comments</text:p>
          </table:table-cell>
          <table:table-cell table:style-name="Cas_5f_d_27_us.B2" office:value-type="string">
            <text:p text:style-name="P13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language="en" fo:country="US" fo:font-weight="bold" officeooo:rsid="0019d73f" officeooo:paragraph-rsid="0019d73f" style:font-weight-asian="bold" style:font-weight-complex="bold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ove the vehicle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6T10:23:02.367000000</meta:creation-date>
    <dc:date>2023-10-16T11:18:18.783000000</dc:date>
    <meta:editing-duration>PT18M35S</meta:editing-duration>
    <meta:editing-cycles>9</meta:editing-cycles>
    <meta:generator>LibreOffice/7.6.2.1$Windows_X86_64 LibreOffice_project/56f7684011345957bbf33a7ee678afaf4d2ba333</meta:generator>
    <meta:document-statistic meta:table-count="1" meta:image-count="0" meta:object-count="0" meta:page-count="1" meta:paragraph-count="23" meta:word-count="125" meta:character-count="686" meta:non-whitespace-character-count="591"/>
  </office:meta>
</office:document-meta>
</file>